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Standard">
      <style:paragraph-properties fo:margin-left="0cm" fo:margin-right="0cm" fo:line-height="115%" fo:text-align="justify" style:justify-single-word="false" fo:text-indent="1.27cm" style:auto-text-indent="false" fo:break-before="auto" fo:break-after="auto" style:writing-mode="lr-tb"/>
    </style:style>
    <style:style style:name="P4"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5" style:family="paragraph" style:parent-style-name="Standard" style:master-page-name="Standard">
      <style:paragraph-properties fo:line-height="115%" style:page-number="auto" fo:break-before="auto" fo:break-after="auto" style:writing-mode="lr-tb"/>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a xlink:type="simple" xlink:href="http://img02.deviantart.net/1e0e/i/2015/047/3/9/desolation_by_brisineo-d8i91oc.png" text:style-name="Internet_20_link" text:visited-style-name="Visited_20_Internet_20_Link">http</text:a><text:a xlink:type="simple" xlink:href="http://img02.deviantart.net/1e0e/i/2015/047/3/9/desolation_by_brisineo-d8i91oc.png" text:style-name="Internet_20_link" text:visited-style-name="Visited_20_Internet_20_Link">://</text:a><text:a xlink:type="simple" xlink:href="http://img02.deviantart.net/1e0e/i/2015/047/3/9/desolation_by_brisineo-d8i91oc.png" text:style-name="Internet_20_link" text:visited-style-name="Visited_20_Internet_20_Link">img</text:a><text:a xlink:type="simple" xlink:href="http://img02.deviantart.net/1e0e/i/2015/047/3/9/desolation_by_brisineo-d8i91oc.png" text:style-name="Internet_20_link" text:visited-style-name="Visited_20_Internet_20_Link">02.</text:a><text:a xlink:type="simple" xlink:href="http://img02.deviantart.net/1e0e/i/2015/047/3/9/desolation_by_brisineo-d8i91oc.png" text:style-name="Internet_20_link" text:visited-style-name="Visited_20_Internet_20_Link">deviantart</text:a><text:a xlink:type="simple" xlink:href="http://img02.deviantart.net/1e0e/i/2015/047/3/9/desolation_by_brisineo-d8i91oc.png" text:style-name="Internet_20_link" text:visited-style-name="Visited_20_Internet_20_Link">.</text:a><text:a xlink:type="simple" xlink:href="http://img02.deviantart.net/1e0e/i/2015/047/3/9/desolation_by_brisineo-d8i91oc.png" text:style-name="Internet_20_link" text:visited-style-name="Visited_20_Internet_20_Link">net</text:a><text:a xlink:type="simple" xlink:href="http://img02.deviantart.net/1e0e/i/2015/047/3/9/desolation_by_brisineo-d8i91oc.png" text:style-name="Internet_20_link" text:visited-style-name="Visited_20_Internet_20_Link">/1</text:a><text:a xlink:type="simple" xlink:href="http://img02.deviantart.net/1e0e/i/2015/047/3/9/desolation_by_brisineo-d8i91oc.png" text:style-name="Internet_20_link" text:visited-style-name="Visited_20_Internet_20_Link">e</text:a><text:a xlink:type="simple" xlink:href="http://img02.deviantart.net/1e0e/i/2015/047/3/9/desolation_by_brisineo-d8i91oc.png" text:style-name="Internet_20_link" text:visited-style-name="Visited_20_Internet_20_Link">0</text:a><text:a xlink:type="simple" xlink:href="http://img02.deviantart.net/1e0e/i/2015/047/3/9/desolation_by_brisineo-d8i91oc.png" text:style-name="Internet_20_link" text:visited-style-name="Visited_20_Internet_20_Link">e</text:a><text:a xlink:type="simple" xlink:href="http://img02.deviantart.net/1e0e/i/2015/047/3/9/desolation_by_brisineo-d8i91oc.png" text:style-name="Internet_20_link" text:visited-style-name="Visited_20_Internet_20_Link">/</text:a><text:a xlink:type="simple" xlink:href="http://img02.deviantart.net/1e0e/i/2015/047/3/9/desolation_by_brisineo-d8i91oc.png" text:style-name="Internet_20_link" text:visited-style-name="Visited_20_Internet_20_Link">i</text:a><text:a xlink:type="simple" xlink:href="http://img02.deviantart.net/1e0e/i/2015/047/3/9/desolation_by_brisineo-d8i91oc.png" text:style-name="Internet_20_link" text:visited-style-name="Visited_20_Internet_20_Link">/2015/047/3/9/</text:a><text:a xlink:type="simple" xlink:href="http://img02.deviantart.net/1e0e/i/2015/047/3/9/desolation_by_brisineo-d8i91oc.png" text:style-name="Internet_20_link" text:visited-style-name="Visited_20_Internet_20_Link">desolation</text:a><text:a xlink:type="simple" xlink:href="http://img02.deviantart.net/1e0e/i/2015/047/3/9/desolation_by_brisineo-d8i91oc.png" text:style-name="Internet_20_link" text:visited-style-name="Visited_20_Internet_20_Link">_</text:a><text:a xlink:type="simple" xlink:href="http://img02.deviantart.net/1e0e/i/2015/047/3/9/desolation_by_brisineo-d8i91oc.png" text:style-name="Internet_20_link" text:visited-style-name="Visited_20_Internet_20_Link">by</text:a><text:a xlink:type="simple" xlink:href="http://img02.deviantart.net/1e0e/i/2015/047/3/9/desolation_by_brisineo-d8i91oc.png" text:style-name="Internet_20_link" text:visited-style-name="Visited_20_Internet_20_Link">_</text:a><text:a xlink:type="simple" xlink:href="http://img02.deviantart.net/1e0e/i/2015/047/3/9/desolation_by_brisineo-d8i91oc.png" text:style-name="Internet_20_link" text:visited-style-name="Visited_20_Internet_20_Link">brisineo</text:a><text:a xlink:type="simple" xlink:href="http://img02.deviantart.net/1e0e/i/2015/047/3/9/desolation_by_brisineo-d8i91oc.png" text:style-name="Internet_20_link" text:visited-style-name="Visited_20_Internet_20_Link">-</text:a><text:a xlink:type="simple" xlink:href="http://img02.deviantart.net/1e0e/i/2015/047/3/9/desolation_by_brisineo-d8i91oc.png" text:style-name="Internet_20_link" text:visited-style-name="Visited_20_Internet_20_Link">d</text:a><text:a xlink:type="simple" xlink:href="http://img02.deviantart.net/1e0e/i/2015/047/3/9/desolation_by_brisineo-d8i91oc.png" text:style-name="Internet_20_link" text:visited-style-name="Visited_20_Internet_20_Link">8</text:a><text:a xlink:type="simple" xlink:href="http://img02.deviantart.net/1e0e/i/2015/047/3/9/desolation_by_brisineo-d8i91oc.png" text:style-name="Internet_20_link" text:visited-style-name="Visited_20_Internet_20_Link">i</text:a><text:a xlink:type="simple" xlink:href="http://img02.deviantart.net/1e0e/i/2015/047/3/9/desolation_by_brisineo-d8i91oc.png" text:style-name="Internet_20_link" text:visited-style-name="Visited_20_Internet_20_Link">91</text:a><text:a xlink:type="simple" xlink:href="http://img02.deviantart.net/1e0e/i/2015/047/3/9/desolation_by_brisineo-d8i91oc.png" text:style-name="Internet_20_link" text:visited-style-name="Visited_20_Internet_20_Link">oc</text:a><text:a xlink:type="simple" xlink:href="http://img02.deviantart.net/1e0e/i/2015/047/3/9/desolation_by_brisineo-d8i91oc.png" text:style-name="Internet_20_link" text:visited-style-name="Visited_20_Internet_20_Link">.</text:a><text:a xlink:type="simple" xlink:href="http://img02.deviantart.net/1e0e/i/2015/047/3/9/desolation_by_brisineo-d8i91oc.png" text:style-name="Internet_20_link" text:visited-style-name="Visited_20_Internet_20_Link">png</text:a> </text:p>
      <text:p text:style-name="P1">(Źródło: <text:a xlink:type="simple" xlink:href="http://brisineo.deviantart.com/art/Desolation-514384572" text:style-name="Internet_20_link" text:visited-style-name="Visited_20_Internet_20_Link">http</text:a><text:a xlink:type="simple" xlink:href="http://brisineo.deviantart.com/art/Desolation-514384572" text:style-name="Internet_20_link" text:visited-style-name="Visited_20_Internet_20_Link">://</text:a><text:a xlink:type="simple" xlink:href="http://brisineo.deviantart.com/art/Desolation-514384572" text:style-name="Internet_20_link" text:visited-style-name="Visited_20_Internet_20_Link">brisineo</text:a><text:a xlink:type="simple" xlink:href="http://brisineo.deviantart.com/art/Desolation-514384572" text:style-name="Internet_20_link" text:visited-style-name="Visited_20_Internet_20_Link">.</text:a><text:a xlink:type="simple" xlink:href="http://brisineo.deviantart.com/art/Desolation-514384572" text:style-name="Internet_20_link" text:visited-style-name="Visited_20_Internet_20_Link">deviantart</text:a><text:a xlink:type="simple" xlink:href="http://brisineo.deviantart.com/art/Desolation-514384572" text:style-name="Internet_20_link" text:visited-style-name="Visited_20_Internet_20_Link">.</text:a><text:a xlink:type="simple" xlink:href="http://brisineo.deviantart.com/art/Desolation-514384572" text:style-name="Internet_20_link" text:visited-style-name="Visited_20_Internet_20_Link">com</text:a><text:a xlink:type="simple" xlink:href="http://brisineo.deviantart.com/art/Desolation-514384572" text:style-name="Internet_20_link" text:visited-style-name="Visited_20_Internet_20_Link">/</text:a><text:a xlink:type="simple" xlink:href="http://brisineo.deviantart.com/art/Desolation-514384572" text:style-name="Internet_20_link" text:visited-style-name="Visited_20_Internet_20_Link">art</text:a><text:a xlink:type="simple" xlink:href="http://brisineo.deviantart.com/art/Desolation-514384572" text:style-name="Internet_20_link" text:visited-style-name="Visited_20_Internet_20_Link">/</text:a><text:a xlink:type="simple" xlink:href="http://brisineo.deviantart.com/art/Desolation-514384572" text:style-name="Internet_20_link" text:visited-style-name="Visited_20_Internet_20_Link">Desolation</text:a><text:a xlink:type="simple" xlink:href="http://brisineo.deviantart.com/art/Desolation-514384572" text:style-name="Internet_20_link" text:visited-style-name="Visited_20_Internet_20_Link">-514384572</text:a>)</text:p>
      <text:p text:style-name="P1"/>
      <text:p text:style-name="P3">Najnowszy album rodzimego muzyka, Nicolasa Dominique, wzbudził we mnie spory zachwyt. Na tyle spory, bym przedstawił jego pracę w formie recenzji każdego z utworów w nim zawartych.</text:p>
      <text:p text:style-name="P2"/>
      <text:p text:style-name="P3">Historia albumu sięga jeszcze poprzedniego roku, a może i nawet wcześniej, kiedy to Niklas przedstawił mi swoją koncepcję albumu powiązanego ściśle z Fallout Equestria. Wtedy jeszcze nie było niektórych zawartych w nim kawałków, które pojawiały się stopniowo z roku na rok.</text:p>
      <text:p text:style-name="P2"/>
      <text:p text:style-name="P3">Im dłużej czekałem, tym bardziej byłem niecierpliwy. Aż wreszcie dostałem spóźniony prezent urodzinowy od Niklasa – całość zespolona w jeden album i wydana. „Legends” opiera się na podziale utworów na dwie „części”: Jedna z nich opisuje wcześniejsze wydarzenia i samą wojnę, a druga – legendy pojawiające się po wybuchu bomb. Pora opisać.</text:p>
      <text:p text:style-name="P2"/>
      <text:p text:style-name="P2">1. War is coming</text:p>
      <text:p text:style-name="P3">Początek albumu dobrze nastraja nas na nadchodzące zmagania kucyków z zebrami. Czuć w nim pewne napięcie, niepokój. Wolny rytm przyzwoicie wprowadza nas w tematykę całości.</text:p>
      <text:p text:style-name="P2"/>
      <text:p text:style-name="P2">2. Manouvers</text:p>
      <text:p text:style-name="P3">Już w drugim utworze mamy tematykę samej wojny. Jako że w całym albumie występuje dowolność interpretacji, pozwoliłem sobie na teorię, iż ten kawałek przedstawia manewry Equestriańskich wojsk w czasie konfliktu. Po czym Niklas poprawił mnie, że chodzi o obie strony. Przynajmniej byłem blisko. A co do samego „Manouvers”? Przyjemny, bardziej energiczny od poprzednika, chwytliwy. Polecam.</text:p>
      <text:p text:style-name="P2"/>
      <text:p text:style-name="P2">3. Inevitable Battle</text:p>
      <text:p text:style-name="P3">Tutaj z kolei jest nieco bliższa perspektywa, bo tytuł wskazuje na nadchodzącą bitwę. Nie będę się wdawał w szczegóły interpretacyjne, bowiem nie o to w tym albumie chodzi. Chodzi przede wszystkim o dobrą muzykę, prawda? Tutaj mamy jej w bród. Nie jest to może moja ulubiona pozycja w albumie, ale z pewnością nie jest zła.</text:p>
      <text:p text:style-name="P2"/>
      <text:p text:style-name="P2">4. Closer to Nuke (feat.Dalken Starbyne)</text:p>
      <text:p text:style-name="P3">Pora na coś innego. Jeden z dwóch utworów wokalnych (!). Mowa w nim o nadchodzącej zagładzie. Pojawiają się nagle możliwości interpretacyjne, z których jednak nie skorzystam, idąc z duchem całej recenzji. Zamiast tego polecam samemu posłuchać. Do wokalu trzeba się trochę przyzwyczaić, ale jedno trzeba przyznać – nie brzmi to źle. W dodatku atmosfera bezpośredniego zagrożenia wyciśnięta z poszczególnych fragmentów czyni ten utwór jedną z najlepszych, w moim mniemaniu, pozycji w całym zestawieniu.</text:p>
      <text:p text:style-name="P2"/>
      <text:p text:style-name="P2">5. Nowhere to Hide</text:p>
      <text:p text:style-name="P3">Jeden ze starszych utworów Niklasa wrzuconych do tego albumu praktycznie bez zmian. W oryginale zamiast standardowego dla tego albumu obrazka z Littlepip na wzgórzu był pewien spoiler, który łaskawie pominę. Ale kogo obchodzą spoilery! W porównaniu z <text:soft-page-break/>poprzednim, dość agresywnym utworem tu jest jakby spokojniej. Miałem wrażenie, jakby świat pogodził się z zagładą następującą w jednym momencie na całym kontynencie.</text:p>
      <text:p text:style-name="P2"/>
      <text:p text:style-name="P2">6. After Megaspells’ Blast</text:p>
      <text:p text:style-name="P3">Mój osobisty faworyt jeszcze z czasów przed tym albumem. Przejmująca melancholia, smutek, ale jednocześnie i pewna nadzieja prześwitują z tego utworu wszędzie, gdzie to tylko możliwe. Oryginalnie miał obrazek z Fluttershy w spustoszonym lesie, który spoilerem w zasadzie nie jest. Gorąco polecam na „te gorsze dni”.</text:p>
      <text:p text:style-name="P2"/>
      <text:p text:style-name="P2">7. At the Rift</text:p>
      <text:p text:style-name="P3">Również i tutaj mamy do czynienia z kawałkiem stworzonym wcześniej (choć z tego co kojarzę i tak był jednym z nowszych). Wspaniałe zakończenie pierwszej części tego albumu, o czym jeszcze wspomnę za chwilę. Energiczny, żywy, jeden z najbardziej wpadających w ucho utworów w zestawieniu. Szczególnie podoba mi się linia basowa, trzymająca poniekąd tempo.</text:p>
      <text:p text:style-name="P2"/>
      <text:p text:style-name="P3">Pozwolę tu sobie na małą dygresję. Jak wspomniałem wcześniej, „At the Rift” kończy nam pierwszą część albumu, którą pozwoliłem sobie zatytułować „War”. Sam Nicolas podzielił całość na dwie części. Pierwsza, właśnie zakończona, opowiada o wielkim konflikcie zebr z kucykami, przez który ich świat stanął na krańcu przepaści (tytuł ostatniego kawałka). Naprawdę zgrabne wkomponowanie starych kompozycji w nową koncepcję, to trzeba przyznać. Pora zaś na część drugą, zatytułowaną… jakżeby inaczej…</text:p>
      <text:p text:style-name="P2"/>
      <text:p text:style-name="P2">8. Legends</text:p>
      <text:p text:style-name="P3">Długo można by pisać o „Legends”, bowiem i sam utwór jest długi (ponad trzynaście i pół minuty!). Również i tutaj natrafiamy na pewną segmentację. Jednocześnie jest to mój ulubiony twór Niklasa w całym tym albumie. Ale zacznijmy od początku.</text:p>
      <text:p text:style-name="P2"/>
      <text:p text:style-name="P3">Generalnie Legends opiera się na koncepcji „Wielkiej Piątki Fallout Equestria” – wspominałem o niej już jakiś czas temu. Pięć największych, najlepiej napisanych bądź najbardziej rozwiniętych fanfików w całym uniwersum Fallout Equestria. Możecie wyobrazić sobie moją radość, gdy zauważyłem, że „Legends” jest podzielone na części, oraz że każda z nich odnosi się do osobnego bohatera z kanonu. Przez chwilę bałem się, że zabraknie tam Murky’ego, ale na szczęście był. Niklas chyba specjalnie zostawił go na sam koniec dla mnie.</text:p>
      <text:p text:style-name="P2"/>
      <text:p text:style-name="P3">Pierwsza część, „The Desolation”, wprowadza w atmosferę pustkowi Equestrii. „The Lightbringer” traktuje o oryginalnym fiku, który zapoczątkował szaleństwo kucyków w postapokalipsie. „The Queen Security” mówi o Project Horizons, „The Hired Gun” o kiepsko znanym przeze mnie „Heroes”, „The Yellow Ghost” o teoretycznie nieprzetłumaczalnym „Pink Eyes”, zaś „The Slave No. 7”...już wspominałem.</text:p>
      <text:p text:style-name="P2"/>
      <text:p text:style-name="P3">Co najlepsze w tym utworze? Po raz kolejny dowolność interpretacji, choć tym razem pomieszana z faktem, że wszystkie części są powiązane spoiwem. Tym spoiwem jest (dosłownie) linia melodyczna i motyw przewodni, a także (przenośnie) to samo uniwersum każdego z faników. Bardzo gorąco polecam całość przesłuchać, zwłaszcza jeżeli jest się fanem Fallout Equestria.</text:p>
      <text:p text:style-name="P2"/>
      <text:p text:style-name="P2"><text:soft-page-break/>9. Ram with Rampage</text:p>
      <text:p text:style-name="P3">Po długim wstępie, z przytupem nadchodzi „Ram with Rampage”, będące oczywistym hołdem wobec pewnej interesującej osobistości z fanfika pobocznego „Project Horizons”. Ponownie uderza nas energiczność i duże tempo, które idealnie wpasowuje się w postać. Co jakiś czas słychać wystrzał. Nie byłoby w tym nic dziwnego, gdyby nie… Spoilers!</text:p>
      <text:p text:style-name="P3"/>
      <text:p text:style-name="P4">10. Hivemind</text:p>
      <text:p text:style-name="P4"><text:tab/>Kontrastowo z poprzednikiem, Hivemind jest o wiele spokojniejsze. Jest nawiązaniem do jednego z mniej znanych fików, ponoć świetnego, o tej samej nazwie. Bohaterem jest changeling i tylko tyle wiem na temat opowiadania. Jeżeli chcecie dowiedzieć się więcej, zapraszam na FiMFiction… i oczywiście do przesłuchania.</text:p>
      <text:p text:style-name="P4"/>
      <text:p text:style-name="P4">11. Single Pegasus Project</text:p>
      <text:p text:style-name="P4"><text:tab/>Kolejny spokojny kawałek, będący… jednym wielkim spoilerem w tytule. Skoncentrujmy się zatem na samej muzyce. Linia melodyczna brzmi całkiem nieźle, choć przyznam szczerze że nie zauważyłem tu niczego zachwycającego. Brakuje pewnego punktu zaczepienia, czegoś, co przyciągnęłoby mnie na dłużej lub zapadło w pamięć.</text:p>
      <text:p text:style-name="P4"/>
      <text:p text:style-name="P4">12. Open Skies</text:p>
      <text:p text:style-name="P4"><text:tab/>I jeszcze raz stabilny, dość wolny rytm. Utwór paradoksalnie uważam za dobry do patrzenia się w deszczowy dzień przez okno. Działa bardzo uspokajająco. Polecam.</text:p>
      <text:p text:style-name="P4"/>
      <text:p text:style-name="P4">13. It’s Not Too Late</text:p>
      <text:p text:style-name="P4"><text:tab/>Powiem szczerze, że nie wiem do końca, co tu powiedzieć. Ostatnie trzy utwory osobiście uważam za nieco odbiegające od reszty. Nie chodzi tu nawet o jakość, a bardziej o ogólne odczucie. Nie są to złe utwory, ale zwyczajnie do mnie nie przemawiają.</text:p>
      <text:p text:style-name="P4"/>
      <text:p text:style-name="P4">14. I Remember (feat. Dalken Starbyne)</text:p>
      <text:p text:style-name="P4"><text:tab/>Drugi utwór wokalny, a zarazem ostatni w całym zestawieniu. Również i tutaj głos Dalkena daje radę, ponownie trzeba się do niego przyzwyczaić. Bardzo zgrabne zakończenie albumu, które z pewnością zapamiętam.</text:p>
      <text:p text:style-name="P4"/>
      <text:p text:style-name="P4"><text:tab/>Oto i koniec. Przy utworach bliższych memu sercu rozpisałem się bardziej, czasem poskąpiłem szerokiego komentarza. Wierzę jednak, że sami przekonacie się, czy faktycznie jest to dobry zestaw. Polecam i się żegn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initial-creator/>
    <meta:editing-cycles>2</meta:editing-cycles>
    <dc:date>2015-12-23T03:02:24.629000000</dc:date>
    <meta:editing-duration>PT3H47M29S</meta:editing-duration>
    <meta:document-statistic meta:table-count="0" meta:image-count="0" meta:object-count="0" meta:page-count="3" meta:paragraph-count="38" meta:word-count="1090" meta:character-count="7501" meta:non-whitespace-character-count="6438"/>
  </office:meta>
</office:document-meta>
</file>